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0.23pt" svg:height="113.3pt" draw:transform="rotate (-3.14159265358979) translate (465.165354330709pt 527.045669291339pt)">
            <loext:p draw:notify-on-update-of-ranges="Sheet1.B4:Sheet1.B8 Sheet1.A4:Sheet1.A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56pt" svg:height="6.04pt" svg:x="22.62pt" svg:y="457.03pt">
            <loext:p draw:notify-on-update-of-ranges="Sheet1.A4:Sheet1.A8 Sheet1.B4:Sheet1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38pt" svg:height="25.6pt" svg:x="40.56pt" svg:y="396.79pt">
            <loext:p draw:notify-on-update-of-ranges="Sheet1.E4:Sheet1.E8 Sheet1.F4:Sheet1.F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54.73pt" svg:height="231.9pt" svg:x="7.8pt" svg:y="160.38pt">
            <loext:p draw:notify-on-update-of-ranges="Sheet1.A4:Sheet1.A9 Sheet1.B4:Sheet1.B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91.92pt" svg:height="230.4pt" svg:x="423.84pt" svg:y="198.77pt">
            <loext:p draw:notify-on-update-of-ranges="Sheet1.F4:Sheet1.F14 Sheet1.G4:Sheet1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22.58pt" svg:height="215.32pt" svg:x="11.68pt" svg:y="659.57pt">
            <loext:p draw:notify-on-update-of-ranges="Sheet1.A40:Sheet1.A50 Sheet1.B40:Sheet1.B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36.85pt" svg:height="293.64pt" svg:x="614.98pt" svg:y="675.41pt">
            <loext:p draw:notify-on-update-of-ranges="Sheet1.F40:Sheet1.F50 Sheet1.G40:Sheet1.G50 Sheet1.F40:Sheet1.F50 Sheet1.H40:Sheet1.H50 Sheet1.F40:Sheet1.F50 Sheet1.I40:Sheet1.I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gree of multi programming</text:p>
          </table:table-cell>
          <table:table-cell office:value-type="string" calcext:value-type="string">
            <text:p>throughput(good mix)</text:p>
          </table:table-cell>
          <table:table-cell table:number-columns-repeated="3"/>
          <table:table-cell office:value-type="string" calcext:value-type="string">
            <text:p>degree of multi programming</text:p>
          </table:table-cell>
          <table:table-cell office:value-type="string" calcext:value-type="string">
            <text:p>throughput(io bound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95" calcext:value-type="float">
            <text:p>1.21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44" calcext:value-type="float">
            <text:p>1.29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24" calcext:value-type="float">
            <text:p>1.39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793" calcext:value-type="float">
            <text:p>1.347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466" calcext:value-type="float">
            <text:p>2.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55" calcext:value-type="float">
            <text:p>1.3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0864" calcext:value-type="float">
            <text:p>3.08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.305" calcext:value-type="float">
            <text:p>4.3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.5146" calcext:value-type="float">
            <text:p>4.51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.0761" calcext:value-type="float">
            <text:p>5.07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.1255" calcext:value-type="float">
            <text:p>5.1255</text:p>
          </table:table-cell>
          <table:table-cell table:number-columns-repeated="3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COMBINE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gree of multi programming</text:p>
          </table:table-cell>
          <table:table-cell office:value-type="string" calcext:value-type="string">
            <text:p>throughput(cpu bound)</text:p>
          </table:table-cell>
          <table:table-cell table:number-columns-repeated="3"/>
          <table:table-cell office:value-type="string" calcext:value-type="string">
            <text:p>degree of multi programming</text:p>
          </table:table-cell>
          <table:table-cell office:value-type="string" calcext:value-type="string">
            <text:p>throughput(io bound)</text:p>
          </table:table-cell>
          <table:table-cell office:value-type="string" calcext:value-type="string">
            <text:p>throughput(cpu bound)</text:p>
          </table:table-cell>
          <table:table-cell office:value-type="string" calcext:value-type="string">
            <text:p>throughput(good mix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34" calcext:value-type="float">
            <text:p>0.74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.7434" calcext:value-type="float">
            <text:p>0.7434</text:p>
          </table:table-cell>
          <table:table-cell office:value-type="float" office:value="1.2195" calcext:value-type="float">
            <text:p>1.21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77" calcext:value-type="float">
            <text:p>0.717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.7177" calcext:value-type="float">
            <text:p>0.71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54" calcext:value-type="float">
            <text:p>0.71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466" calcext:value-type="float">
            <text:p>2.466</text:p>
          </table:table-cell>
          <table:table-cell office:value-type="float" office:value="0.7154" calcext:value-type="float">
            <text:p>0.7154</text:p>
          </table:table-cell>
          <table:table-cell office:value-type="float" office:value="1.2944" calcext:value-type="float">
            <text:p>1.29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9" calcext:value-type="float">
            <text:p>0.73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0864" calcext:value-type="float">
            <text:p>3.0864</text:p>
          </table:table-cell>
          <table:table-cell office:value-type="float" office:value="0.7389" calcext:value-type="float">
            <text:p>0.73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85" calcext:value-type="float">
            <text:p>0.74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office:value-type="float" office:value="0.7485" calcext:value-type="float">
            <text:p>0.7485</text:p>
          </table:table-cell>
          <table:table-cell office:value-type="float" office:value="1.3924" calcext:value-type="float">
            <text:p>1.39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14" calcext:value-type="float">
            <text:p>0.74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305" calcext:value-type="float">
            <text:p>4.305</text:p>
          </table:table-cell>
          <table:table-cell office:value-type="float" office:value="0.7414" calcext:value-type="float">
            <text:p>0.74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72" calcext:value-type="float">
            <text:p>0.72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5146" calcext:value-type="float">
            <text:p>4.5146</text:p>
          </table:table-cell>
          <table:table-cell office:value-type="float" office:value="0.7272" calcext:value-type="float">
            <text:p>0.7272</text:p>
          </table:table-cell>
          <table:table-cell office:value-type="float" office:value="1.34793" calcext:value-type="float">
            <text:p>1.347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76" calcext:value-type="float">
            <text:p>0.73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0761" calcext:value-type="float">
            <text:p>5.0761</text:p>
          </table:table-cell>
          <table:table-cell office:value-type="float" office:value="0.7376" calcext:value-type="float">
            <text:p>0.73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25" calcext:value-type="float">
            <text:p>0.73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1255" calcext:value-type="float">
            <text:p>5.1255</text:p>
          </table:table-cell>
          <table:table-cell office:value-type="float" office:value="0.7325" calcext:value-type="float">
            <text:p>0.7325</text:p>
          </table:table-cell>
          <table:table-cell office:value-type="float" office:value="1.355" calcext:value-type="float">
            <text:p>1.3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3:34:25.6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20:20.994046553</meta:creation-date>
    <meta:generator>LibreOffice/5.0.2.2$Windows_x86 LibreOffice_project/37b43f919e4de5eeaca9b9755ed688758a8251fe</meta:generator>
    <dc:date>2017-03-05T13:35:44.120000000</dc:date>
    <meta:editing-duration>PT2H10M32S</meta:editing-duration>
    <meta:editing-cycles>17</meta:editing-cycles>
    <meta:document-statistic meta:table-count="1" meta:cell-count="1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09cm" svg:height="3.998cm" xlink:href=".." xlink:type="simple" chart:class="chart:line" chart:column-mapping="1 0" chart:style-name="ch1">
        <chart:legend chart:legend-position="end" svg:x="-2.469cm" svg:y="0.31cm" style:legend-expansion="high" chart:style-name="ch2"/>
        <chart:plot-area chart:style-name="ch3" table:cell-range-address="Sheet1.A4:Sheet1.B8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" chart:class="chart:line">
            <chart:data-point chart:repeated="5"/>
          </chart:series>
          <chart:series chart:style-name="ch7" chart:values-cell-range-address="Sheet1.A4:Sheet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8</svg:desc>
                </draw:g>
              </table:table-cell>
              <table:table-cell office:value-type="float" office:value="0">
                <text:p>0</text:p>
                <draw:g>
                  <svg:desc>Sheet1.A4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95">
                <text:p>1.2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44">
                <text:p>1.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24">
                <text:p>1.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793">
                <text:p>1.3479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56cm" svg:height="0.214cm" xlink:href=".." xlink:type="simple" chart:class="chart:line" chart:style-name="ch1">
        <chart:legend chart:legend-position="end" svg:x="-0.954cm" svg:y="-1.482cm" style:legend-expansion="high" chart:style-name="ch2"/>
        <chart:plot-area chart:style-name="ch3" table:cell-range-address="Sheet1.A4:Sheet1.B8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A8" chart:class="chart:line">
            <chart:data-point chart:repeated="5"/>
          </chart:series>
          <chart:series chart:style-name="ch7" chart:values-cell-range-address="Sheet1.B4:Sheet1.B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8</svg:desc>
                </draw:g>
              </table:table-cell>
              <table:table-cell office:value-type="float" office:value="0">
                <text:p>0</text:p>
                <draw:g>
                  <svg:desc>Sheet1.B4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195">
                <text:p>1.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3924">
                <text:p>1.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34793">
                <text:p>1.34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579cm" svg:height="0.904cm" xlink:href=".." xlink:type="simple" chart:class="chart:scatter" chart:style-name="ch1">
        <chart:legend chart:legend-position="end" svg:x="-0.431cm" svg:y="-1.137cm" style:legend-expansion="high" chart:style-name="ch2"/>
        <chart:plot-area chart:style-name="ch3" table:cell-range-address="Sheet1.E4:Sheet1.F8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8" chart:class="chart:scatter">
            <chart:domain table:cell-range-address="Sheet1.E4:Sheet1.E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4:Sheet1.E8</svg:desc>
                </draw:g>
              </table:table-cell>
              <table:table-cell office:value-type="float" office:value="0">
                <text:p>0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15cm" svg:height="8.182cm" xlink:href=".." xlink:type="simple" chart:class="chart:scatter" chart:style-name="ch1">
        <chart:legend chart:legend-position="end" svg:x="9.663cm" svg:y="3.792cm" style:legend-expansion="high" chart:style-name="ch2"/>
        <chart:plot-area chart:style-name="ch3" table:cell-range-address="Sheet1.A4:Sheet1.B9" svg:x="0.25cm" svg:y="0.163cm" svg:width="9.163cm" svg:height="7.856cm">
          <chartooo:coordinate-region svg:x="0.977cm" svg:y="0.362cm" svg:width="8.249cm" svg:height="7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" chart:class="chart:scatter">
            <chart:domain table:cell-range-address="Sheet1.A4:Sheet1.A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9</svg:desc>
                </draw:g>
              </table:table-cell>
              <table:table-cell office:value-type="float" office:value="0">
                <text:p>0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195">
                <text:p>1.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3924">
                <text:p>1.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34793">
                <text:p>1.34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355">
                <text:p>1.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27cm" svg:height="8.129cm" xlink:href=".." xlink:type="simple" chart:class="chart:scatter" chart:style-name="ch1">
        <chart:legend chart:legend-position="end" svg:x="10.948cm" svg:y="3.765cm" style:legend-expansion="high" chart:style-name="ch2"/>
        <chart:plot-area chart:style-name="ch3" table:cell-range-address="Sheet1.F4:Sheet1.G14" svg:x="0.42cm" svg:y="0.167cm" svg:width="10.62cm" svg:height="7.886cm">
          <chartooo:coordinate-region svg:x="0.856cm" svg:y="0.366cm" svg:width="9.997cm" svg:height="7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:Sheet1.G14" chart:class="chart:scatter">
            <chart:domain table:cell-range-address="Sheet1.F4:Sheet1.F1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4</svg:desc>
                </draw:g>
              </table:table-cell>
              <table:table-cell office:value-type="float" office:value="0">
                <text:p>0</text:p>
                <draw:g>
                  <svg:desc>Sheet1.G4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864">
                <text:p>3.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05">
                <text:p>4.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5146">
                <text:p>4.5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0761">
                <text:p>5.0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1255">
                <text:p>5.12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81cm" svg:height="7.597cm" xlink:href=".." xlink:type="simple" chart:class="chart:scatter" chart:style-name="ch1">
        <chart:legend chart:legend-position="end" svg:x="8.529cm" svg:y="3.499cm" style:legend-expansion="high" chart:style-name="ch2"/>
        <chart:plot-area chart:style-name="ch3" table:cell-range-address="Sheet1.A40:Sheet1.B50" svg:x="0.227cm" svg:y="0.151cm" svg:width="8.075cm" svg:height="7.295cm">
          <chartooo:coordinate-region svg:x="0.954cm" svg:y="0.35cm" svg:width="7.161cm" svg:height="6.4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50" chart:class="chart:scatter">
            <chart:domain table:cell-range-address="Sheet1.A40:Sheet1.A50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0:Sheet1.A50</svg:desc>
                </draw:g>
              </table:table-cell>
              <table:table-cell office:value-type="float" office:value="0">
                <text:p>0</text:p>
                <draw:g>
                  <svg:desc>Sheet1.B40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434">
                <text:p>0.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77">
                <text:p>0.7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154">
                <text:p>0.7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389">
                <text:p>0.7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485">
                <text:p>0.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414">
                <text:p>0.7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376">
                <text:p>0.7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325">
                <text:p>0.73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12cm" svg:height="10.36cm" xlink:href=".." xlink:type="simple" chart:class="chart:scatter" chart:style-name="ch1">
        <chart:legend chart:legend-position="bottom" svg:x="3.742cm" svg:y="9.577cm" style:legend-expansion="wide" chart:style-name="ch2"/>
        <chart:plot-area chart:style-name="ch3" table:cell-range-address="Sheet1.F40:Sheet1.I50" chart:data-source-has-labels="row" svg:x="1.319cm" svg:y="0.207cm" svg:width="13.785cm" svg:height="8.182cm">
          <chartooo:coordinate-region svg:x="1.755cm" svg:y="0.406cm" svg:width="13.162cm" svg:height="7.336cm"/>
          <chart:axis chart:dimension="x" chart:name="primary-x" chart:style-name="ch4">
            <chart:title svg:x="6.077cm" svg:y="8.596cm" chart:style-name="ch5">
              <text:p>Degree of Multiprogramming</text:p>
            </chart:title>
          </chart:axis>
          <chart:axis chart:dimension="y" chart:name="primary-y" chart:style-name="ch4">
            <chart:title svg:x="0.451cm" svg:y="5.189cm" chart:style-name="ch6">
              <text:p>Throughput</text:p>
            </chart:title>
            <chart:grid chart:style-name="ch7" chart:class="major"/>
          </chart:axis>
          <chart:series chart:style-name="ch8" chart:values-cell-range-address="Sheet1.G40:Sheet1.G50" loext:label-string="io_bound" chart:class="chart:scatter">
            <chart:domain table:cell-range-address="Sheet1.F40:Sheet1.F50"/>
            <chart:data-point chart:repeated="11"/>
          </chart:series>
          <chart:series chart:style-name="ch9" chart:values-cell-range-address="Sheet1.H40:Sheet1.H50" loext:label-string="cpu_bound" chart:class="chart:scatter">
            <chart:data-point chart:repeated="11"/>
          </chart:series>
          <chart:series chart:style-name="ch10" chart:values-cell-range-address="Sheet1.I40:Sheet1.I50" loext:label-string="good_mix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o_bound</text:p>
              </table:table-cell>
              <table:table-cell office:value-type="string">
                <text:p>cpu_bound</text:p>
              </table:table-cell>
              <table:table-cell office:value-type="string">
                <text:p>good_mi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0:Sheet1.F50</svg:desc>
                </draw:g>
              </table:table-cell>
              <table:table-cell office:value-type="float" office:value="0">
                <text:p>0</text:p>
                <draw:g>
                  <svg:desc>Sheet1.G40:Sheet1.G50</svg:desc>
                </draw:g>
              </table:table-cell>
              <table:table-cell office:value-type="float" office:value="0">
                <text:p>0</text:p>
                <draw:g>
                  <svg:desc>Sheet1.H40:Sheet1.H50</svg:desc>
                </draw:g>
              </table:table-cell>
              <table:table-cell office:value-type="float" office:value="0">
                <text:p>0</text:p>
                <draw:g>
                  <svg:desc>Sheet1.I40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7434">
                <text:p>0.7434</text:p>
              </table:table-cell>
              <table:table-cell office:value-type="float" office:value="1.2195">
                <text:p>1.2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  <table:table-cell office:value-type="float" office:value="0.7177">
                <text:p>0.7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66">
                <text:p>2.466</text:p>
              </table:table-cell>
              <table:table-cell office:value-type="float" office:value="0.7154">
                <text:p>0.715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864">
                <text:p>3.0864</text:p>
              </table:table-cell>
              <table:table-cell office:value-type="float" office:value="0.7389">
                <text:p>0.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9">
                <text:p>3.69</text:p>
              </table:table-cell>
              <table:table-cell office:value-type="float" office:value="0.7485">
                <text:p>0.7485</text:p>
              </table:table-cell>
              <table:table-cell office:value-type="float" office:value="1.3924">
                <text:p>1.3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05">
                <text:p>4.305</text:p>
              </table:table-cell>
              <table:table-cell office:value-type="float" office:value="0.7414">
                <text:p>0.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5146">
                <text:p>4.5146</text:p>
              </table:table-cell>
              <table:table-cell office:value-type="float" office:value="0.7272">
                <text:p>0.7272</text:p>
              </table:table-cell>
              <table:table-cell office:value-type="float" office:value="1.34793">
                <text:p>1.34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0761">
                <text:p>5.0761</text:p>
              </table:table-cell>
              <table:table-cell office:value-type="float" office:value="0.7376">
                <text:p>0.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1255">
                <text:p>5.1255</text:p>
              </table:table-cell>
              <table:table-cell office:value-type="float" office:value="0.7325">
                <text:p>0.7325</text:p>
              </table:table-cell>
              <table:table-cell office:value-type="float" office:value="1.355">
                <text:p>1.3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